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2.354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728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928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3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4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9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number-columns-repeated="2" table:default-cell-style-name="ce19"/>
        <table:table-column table:style-name="co22" table:default-cell-style-name="ce18"/>
        <table:table-column table:style-name="co14" table:default-cell-style-name="ce4"/>
        <table:table-column table:style-name="co23" table:default-cell-style-name="ce20"/>
        <table:table-column table:style-name="co21" table:default-cell-style-name="ce21"/>
        <table:table-column table:style-name="co24" table:default-cell-style-name="ce22"/>
        <table:table-column table:style-name="co25" table:default-cell-style-name="ce14"/>
        <table:table-column table:style-name="co1" table:default-cell-style-name="ce25"/>
        <table:table-column table:style-name="co24" table:default-cell-style-name="ce21"/>
        <table:table-column table:style-name="co17" table:default-cell-style-name="ce22"/>
        <table:table-column table:style-name="co26" table:default-cell-style-name="ce14"/>
        <table:table-column table:style-name="co11" table:default-cell-style-name="ce26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5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3" table:content-validation-name="val5"/>
          <table:table-cell table:style-name="ce24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5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8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20">
            <text:p>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40">
            <text:p>4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20">
            <text:p>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-40">
            <text:p>-4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-20">
            <text:p>-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-20">
            <text:p>-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Gold_Phase1_Routine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dragonball_homing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70">
            <text:p>7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BetaGold_dragonball_arc_alt</text:p>
          </table:table-cell>
          <table:table-cell office:value-type="string">
            <text:p>V_fireball_V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dragonball_arc_alt</text:p>
          </table:table-cell>
          <table:table-cell office:value-type="string">
            <text:p>V_fireball_Vslow</text:p>
          </table:table-cell>
          <table:table-cell office:value-type="float" office:value="0">
            <text:p>0</text:p>
          </table:table-cell>
          <table:table-cell office:value-type="string">
            <text:p>0.1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Gold_Phase2_Paus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2_Pause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1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01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6T01:54:46.39</dc:date>
    <meta:editing-duration>PT8H20M40S</meta:editing-duration>
    <meta:editing-cycles>380</meta:editing-cycles>
    <dc:creator>Wister </dc:creator>
    <meta:document-statistic meta:table-count="1" meta:cell-count="3581" meta:object-count="0"/>
  </office:meta>
</office:document-meta>
</file>